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e8aa5aa"/>
    </style:style>
    <style:style style:name="P37" style:family="paragraph" style:parent-style-name="Standard">
      <style:text-properties officeooo:rsid="0e8aa5aa" officeooo:paragraph-rsid="0e8aa5aa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1" style:family="paragraph" style:parent-style-name="Footnote">
      <style:text-properties officeooo:rsid="043ccc66" officeooo:paragraph-rsid="0e849f1d"/>
    </style:style>
    <style:style style:name="P42" style:family="paragraph" style:parent-style-name="Standard">
      <style:paragraph-properties fo:text-align="center" style:justify-single-word="false"/>
      <style:text-properties officeooo:paragraph-rsid="0cc50ec9"/>
    </style:style>
    <style:style style:name="P43" style:family="paragraph" style:parent-style-name="Standard">
      <style:paragraph-properties fo:text-align="center" style:justify-single-word="false"/>
      <style:text-properties officeooo:paragraph-rsid="0c8b5238"/>
    </style:style>
    <style:style style:name="P44" style:family="paragraph" style:parent-style-name="Standard">
      <style:paragraph-properties fo:text-align="center" style:justify-single-word="false"/>
      <style:text-properties officeooo:paragraph-rsid="0d1ec96e"/>
    </style:style>
    <style:style style:name="P45" style:family="paragraph" style:parent-style-name="Standard">
      <style:paragraph-properties fo:text-align="center" style:justify-single-word="false"/>
      <style:text-properties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text-align="center" style:justify-single-word="false"/>
      <style:text-properties officeooo:paragraph-rsid="0fd58c4e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e38fc62"/>
    </style:style>
    <style:style style:name="P50" style:family="paragraph" style:parent-style-name="Standard">
      <style:paragraph-properties fo:text-align="center" style:justify-single-word="false"/>
      <style:text-properties officeooo:paragraph-rsid="0e82f1b0"/>
    </style:style>
    <style:style style:name="P51" style:family="paragraph" style:parent-style-name="Standard">
      <style:paragraph-properties fo:text-align="center" style:justify-single-word="false"/>
      <style:text-properties officeooo:paragraph-rsid="10b8151a"/>
    </style:style>
    <style:style style:name="P52" style:family="paragraph" style:parent-style-name="Standard">
      <style:text-properties officeooo:paragraph-rsid="0fad1a3f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10245b8e"/>
    </style:style>
    <style:style style:name="P55" style:family="paragraph" style:parent-style-name="Standard">
      <style:text-properties officeooo:rsid="101e3872" officeooo:paragraph-rsid="10505b46"/>
    </style:style>
    <style:style style:name="P56" style:family="paragraph" style:parent-style-name="Standard">
      <style:text-properties officeooo:paragraph-rsid="1057599b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Footnote">
      <style:text-properties officeooo:paragraph-rsid="10f3232c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10f7330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6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0" style:family="text">
      <style:text-properties officeooo:rsid="04473353"/>
    </style:style>
    <style:style style:name="T18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2" style:family="text">
      <style:text-properties fo:font-size="10pt" officeooo:rsid="04473353" style:font-size-asian="10pt" style:font-size-complex="10pt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officeooo:rsid="0aace3cd"/>
    </style:style>
    <style:style style:name="T186" style:family="text">
      <style:text-properties officeooo:rsid="0f95a7a0"/>
    </style:style>
    <style:style style:name="T187" style:family="text">
      <style:text-properties officeooo:rsid="0f8f58bd"/>
    </style:style>
    <style:style style:name="T188" style:family="text">
      <style:text-properties style:font-name="Ubuntu1" fo:font-size="10pt" officeooo:rsid="04473353" style:font-size-asian="10pt" style:font-size-complex="10pt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fo:color="#202124" loext:opacity="100%" style:font-name="Roboto" fo:letter-spacing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4"><text:span text:style-name="T129">C</text:span><text:span text:style-name="T128">hecklist voor </text:span><text:span text:style-name="T130">de installatie</text:span><text:span text:style-name="T128"> van </text:span><text:span text:style-name="T128"><text:user-field-get text:name="Distro">Debian</text:user-field-get></text:span><text:span text:style-name="T131"><text:s/></text:span><text:span text:style-name="T131"><text:user-field-get text:name="Version">12</text:user-field-get></text:span><text:span text:style-name="T132"><text:note text:id="ftn1" text:note-class="footnote"><text:note-citation>1</text:note-citation><text:note-body><text:p text:style-name="P14"><text:span text:style-name="T196">D</text:span><text:span text:style-name="T197">eze </text:span><text:span text:style-name="T204"><text:user-field-get text:name="Distro">Debian</text:user-field-get></text:span><text:span text:style-name="T198"><text:s/></text:span><text:span text:style-name="T203"><text:user-field-get text:name="Version">12</text:user-field-get></text:span><text:span text:style-name="T203"><text:s/>Server</text:span><text:span text:style-name="T197"> van </text:span><text:span text:style-name="T202">11 </text:span><text:span text:style-name="T199">juni</text:span><text:span text:style-name="T200"> </text:span><text:span text:style-name="T206"><text:user-field-get text:name="Releaseyear">2023</text:user-field-get></text:span><text:span text:style-name="T201"><text:s/></text:span><text:span text:style-name="T197">wordt gedurende 5 jaar ondersteund tot </text:span><text:span text:style-name="T202">30 </text:span><text:span text:style-name="T199">juni</text:span><text:span text:style-name="T197"> 202</text:span><text:span text:style-name="T199">8</text:span><text:span text:style-name="T197">.</text:span></text:p></text:note-body></text:note></text:span><text:span text:style-name="T133"><text:s/></text:span><text:span text:style-name="T134">Server</text:span><text:span text:style-name="T158">.</text:span></text:p>
      <text:p text:style-name="P27"/>
      <text:p text:style-name="P28"/>
      <text:p text:style-name="P68">Vul het tekstvak achter &lt;...&gt; in</text:p>
      <text:p text:style-name="P19"><text:span text:style-name="T2">&lt;</text:span><text:span text:style-name="T177">g</text:span><text:span text:style-name="T14">ebruiker</text:span><text:span text:style-name="T2">&gt;</text:span><text:span text:style-name="T168"><text:tab/><text:tab/></text:span><text:span text:style-name="T179"> <text:tab/><text:tab/></text:span><text:span text:style-name="T169"><draw:control text:anchor-type="as-char" svg:y="-0.4cm" draw:z-index="11" draw:name="Gebruiker 3" draw:style-name="gr2" draw:text-style-name="P82" svg:width="6.002cm" svg:height="0.5cm" draw:control="control10"><svg:title>Gebruiker</svg:title><svg:desc>Volledige naam, bijv. Jan Stek</svg:desc></draw:control></text:span><text:span text:style-name="T169"><text:tab/></text:span><text:span text:style-name="T170">b</text:span><text:span text:style-name="T208">ijv.</text:span><text:span text:style-name="T171"> </text:span><text:span text:style-name="T173">Karel Zimmer</text:span></text:p>
      <text:p text:style-name="P67"><text:span text:style-name="T175">&lt;g</text:span><text:span text:style-name="T15">ebruikersnaam&gt;<text:tab/></text:span><text:span text:style-name="T174"><draw:control text:anchor-type="as-char" svg:y="-0.4cm" draw:z-index="12" draw:name="Gberuikersnaam 3" draw:style-name="gr2" draw:text-style-name="P82" svg:width="6.002cm" svg:height="0.5cm" draw:control="control11"><svg:title>Gebruikersnaam</svg:title><svg:desc>Korte naam, bijv. jan</svg:desc></draw:control></text:span><text:span text:style-name="T174"><text:tab/></text:span><text:span text:style-name="T176">b</text:span><text:span text:style-name="T211">ijv.</text:span><text:span text:style-name="T10"> </text:span><text:span text:style-name="T142">karel</text:span></text:p>
      <text:p text:style-name="P17"><text:span text:style-name="T16">&lt;comput</text:span><text:span text:style-name="T15">ernaam</text:span><text:span text:style-name="T178">&gt;<text:tab/><text:tab/></text:span><text:span text:style-name="T15"><draw:control text:anchor-type="as-char" svg:y="-0.4cm" draw:z-index="13" draw:name="Computernaam 2" draw:style-name="gr2" draw:text-style-name="P82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0">ijv.</text:span><text:span text:style-name="T162"> </text:span><text:span text:style-name="T165">sv</text:span><text:span text:style-name="T166">0</text:span><text:span text:style-name="T167">1</text:span></text:p>
      <text:p text:style-name="P18"><text:span text:style-name="T160">&lt;</text:span><text:span text:style-name="T161">g</text:span><text:span text:style-name="T160">ebruiker&gt;<text:tab/></text:span><text:span text:style-name="T163"><text:tab/></text:span><text:span text:style-name="T179"> <text:tab/><text:tab/></text:span><text:span text:style-name="T169"><draw:control text:anchor-type="as-char" svg:y="-0.4cm" draw:z-index="14" draw:name="Gebruiker 4" draw:style-name="gr2" draw:text-style-name="P82" svg:width="6.002cm" svg:height="0.5cm" draw:control="control13"><svg:title>Gebruiker</svg:title><svg:desc>Volledige naam, bijv. Jan Stek</svg:desc></draw:control></text:span><text:span text:style-name="T169"><text:tab/></text:span><text:span text:style-name="T170">e</text:span><text:span text:style-name="T209">vt.</text:span><text:span text:style-name="T172"> extra gebruikers</text:span></text:p>
      <text:p text:style-name="P72"><text:span text:style-name="T160">&lt;</text:span><text:span text:style-name="T161">g</text:span><text:span text:style-name="T160">ebruikersnaam&gt;<text:tab/></text:span><text:span text:style-name="T174"><draw:control text:anchor-type="as-char" svg:y="-0.4cm" draw:z-index="15" draw:name="Gberuikersnaam 4" draw:style-name="gr2" draw:text-style-name="P82" svg:width="6.002cm" svg:height="0.5cm" draw:control="control14"><svg:title>Gebruikersnaam</svg:title><svg:desc>Korte naam, bijv. jan</svg:desc></draw:control></text:span><text:span text:style-name="T174"><text:tab/></text:span><text:span text:style-name="T176">e</text:span><text:span text:style-name="T212">vt.</text:span><text:span text:style-name="T164"> extra gebruikers</text:span></text:p>
      <text:p text:style-name="P69"><text:span text:style-name="T213">v</text:span>ervang &lt;...&gt; in deze checklist door de waarde in het tekstvak.</text:p>
      <text:p text:style-name="P24"><text:span text:style-name="T207"/></text:p>
      <text:p text:style-name="P21"/>
      <text:p text:style-name="P16"><text:span text:style-name="Strong_20_Emphasis"><text:span text:style-name="T135">Nog niet op Linux?</text:span></text:span><text:span text:style-name="T138"><text:tab/></text:span><text:span text:style-name="T140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nl" text:style-name="Internet_20_link" text:visited-style-name="Visited_20_Internet_20_Link"><text:span text:style-name="Internet_20_link"><text:span text:style-name="T9">karelzimmer.nl/nl</text:span></text:span></text:a><text:span text:style-name="T136">.</text:span></text:p>
      <text:p text:style-name="P16"><text:span text:style-name="T143">Nieuwe installatie?</text:span><text:span text:style-name="T136"><text:tab/></text:span><text:span text:style-name="T140">B</text:span><text:span text:style-name="T136">egin bij hoofdstuk </text:span><text:span text:style-name="T143"><text:bookmark-ref text:reference-format="page" text:ref-name="__RefNumPara__4009_1271708128">2</text:bookmark-ref></text:span><text:span text:style-name="T143"><text:s text:c="2"/></text:span><text:span text:style-name="T144"><text:bookmark-ref text:reference-format="text" text:ref-name="__RefNumPara__4009_1271708128">Installatie uitvoeren</text:bookmark-ref></text:span><text:span text:style-name="T137">.</text:span></text:p>
      <text:p text:style-name="P15"><text:span text:style-name="Strong_20_Emphasis"><text:span text:style-name="T141"/></text:span></text:p>
      <text:p text:style-name="P15"><text:span text:style-name="Strong_20_Emphasis"><text:span text:style-name="T141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45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45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1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><text:span text:style-name="Strong_20_Emphasis"><text:span text:style-name="T78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7"><text:span text:style-name="T79">Typ: </text:span><text:span text:style-name="User_20_Entry"><text:span text:style-name="T125">wget karelzimmer.nl/getkz; bash </text:span></text:span><text:span text:style-name="User_20_Entry"><text:span text:style-name="T12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1"><text:span text:style-name="Strong_20_Emphasis"><text:span text:style-name="T78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8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7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7" office:value-type="string">
            <text:p text:style-name="P56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6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45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54">Start de computer op vanaf</text:span><text:span text:style-name="T154"><text:note text:id="ftn3" text:note-class="footnote"><text:note-citation>1</text:note-citation><text:note-body><text:p text:style-name="P71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7">Esc</text:span><text:span text:style-name="T115">, </text:span><text:span text:style-name="T127">Delete</text:span><text:span text:style-name="T115">, </text:span><text:span text:style-name="T127">F1</text:span><text:span text:style-name="T115">, </text:span><text:span text:style-name="T127">F2</text:span><text:span text:style-name="T115">, </text:span><text:span text:style-name="T127">F9</text:span><text:span text:style-name="T115">, </text:span><text:span text:style-name="T127">F10</text:span><text:span text:style-name="T115">, </text:span><text:span text:style-name="T127">F11</text:span><text:span text:style-name="T115">, of </text:span><text:span text:style-name="T127">F12</text:span></text:p></text:note-body></text:note></text:span><text:span text:style-name="T154"> </text:span><text:span text:style-name="T155">een 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48"><text:s/></text:span><text:span text:style-name="T153">Server</text:span><text:span text:style-name="T151"> </text:span><text:span text:style-name="T152">Live</text:span><text:span text:style-name="T74"><text:note text:id="ftn4" text:note-class="footnote"><text:note-citation>2</text:note-citation><text:note-body><text:p text:style-name="P13"><text:span text:style-name="T180">Vanaf een </text:span><text:span text:style-name="T186">L</text:span><text:span text:style-name="T180">ive </text:span><text:span text:style-name="T187">USB</text:span><text:span text:style-name="T185">-stick</text:span><text:span text:style-name="T188"> </text:span><text:span text:style-name="T180">kunt u opstarten en </text:span><text:span text:style-name="T182">met </text:span><text:span text:style-name="T159"><text:user-field-get text:name="Distro">Debian</text:user-field-get></text:span><text:span text:style-name="T159"><text:s/></text:span><text:span text:style-name="T180">werken zonder enige bestanden op de harde schijf te wijzigen en maakt ook installatie van </text:span><text:span text:style-name="T159"><text:user-field-get text:name="Distro">Debian</text:user-field-get></text:span><text:span text:style-name="T159"><text:s/></text:span><text:span text:style-name="T180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73"><text:span text:style-name="T96">Maak een opstartbare USB-stick</text:span><text:span text:style-name="T91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0"> </text:span><text:span text:style-name="T95">image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3">debian.org</text:span></text:a><text:span text:style-name="T88"> </text:span><text:span text:style-name="T95">en </text:span><text:span text:style-name="Strong_20_Emphasis"><text:span text:style-name="T100">Other downloads</text:span></text:span><text:span text:style-name="T93"> (onder Download) </text:span><text:span text:style-name="T95">en</text:span><text:span text:style-name="T93"> </text:span><text:span text:style-name="Strong_20_Emphasis"><text:span text:style-name="T100">Other live ISO</text:span></text:span><text:span text:style-name="T93"> (onder Try </text:span><text:span text:style-name="T93"><text:user-field-get text:name="Distro">Debian</text:user-field-get></text:span><text:span text:style-name="T93"><text:s/></text:span><text:span text:style-name="T94">live before installing).</text:span><text:span text:style-name="Strong_20_Emphasis"><text:span text:style-name="T83"><text:line-break/></text:span></text:span><text:span text:style-name="T92">De volgende stappen staan beschreven in </text:span><text:span text:style-name="Strong_20_Emphasis"><text:span text:style-name="T98">Linux informatie</text:span></text:span><text:span text:style-name="T92">, te vinden op </text:span><text:a xlink:type="simple" xlink:href="https://karelzimmer.nl/nl" text:style-name="Internet_20_link" text:visited-style-name="Visited_20_Internet_20_Link"><text:span text:style-name="T184">karelzimmer.nl/nl</text:span></text:a><text:span text:style-name="T92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2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70"><text:span text:style-name="Emphasis"><text:span text:style-name="T195">Volg de installatieschermen en vul deze in.</text:span></text:span><text:span text:style-name="T205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3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6" office:value-type="string">
            <text:p text:style-name="P60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45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2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4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5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61"><text:span text:style-name="T156">Stel geen </text:span><text:span text:style-name="T157">Root</text:span><text:span text:style-name="T156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5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2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6" office:value-type="string">
            <text:p text:style-name="P62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4"><text:span text:style-name="Strong_20_Emphasis"><text:span text:style-name="T52"/></text:span></text:p>
      <text:list text:continue-numbering="true" text:style-name="L1">
        <text:list-item>
          <text:p text:style-name="P78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5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45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><text:span text:style-name="Strong_20_Emphasis"><text:span text:style-name="T78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7"><text:span text:style-name="T79">Typ: </text:span><text:span text:style-name="User_20_Entry"><text:span text:style-name="T125">wget karelzimmer.nl/getkz; bash </text:span></text:span><text:span text:style-name="User_20_Entry"><text:span text:style-name="T126">getkz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6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1"><text:span text:style-name="Strong_20_Emphasis"><text:span text:style-name="T78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7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8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8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5"><text:span text:style-name="Strong_20_Emphasis"><text:span text:style-name="T28"/></text:span></text:p>
      <text:list text:continue-numbering="true" text:style-name="L1">
        <text:list-item>
          <text:p text:style-name="P77"><text:span text:style-name="Strong_20_Emphasis"><text:span text:style-name="T7">Gebruiker inrichten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Strong_20_Emphasis"><text:span text:style-name="T45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49"><text:span text:style-name="Strong_20_Emphasis"><text:span text:style-name="T45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29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1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1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1"><text:span text:style-name="Strong_20_Emphasis"><text:span text:style-name="T78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1"><text:span text:style-name="Strong_20_Emphasis"><text:span text:style-name="T78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30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9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9"><text:span text:style-name="T69">E</text:span><text:span text:style-name="T70">inde c</text:span><text:span text:style-name="T71">hecklist, </text:span><text:span text:style-name="T72">d</text:span><text:span text:style-name="T71">e</text:span><text:span text:style-name="T147"> installatie van </text:span><text:span text:style-name="T147"><text:user-field-get text:name="Distro">Debian</text:user-field-get></text:span><text:span text:style-name="T150"><text:s/></text:span><text:span text:style-name="T150"><text:user-field-get text:name="Version">12</text:user-field-get></text:span><text:span text:style-name="T148"><text:s/></text:span><text:span text:style-name="T153">Server</text:span><text:span text:style-name="T151"> </text:span><text:span text:style-name="T147">is voltooid.</text:span></text:p>
      <text:p text:style-name="P20"/>
      <text:list text:style-name="L2">
        <text:list-header>
          <text:p text:style-name="P79"><text:span text:style-name="T190">Geschreven door </text:span><text:a xlink:type="simple" xlink:href="mailto:info@karelzimmer.nl?subject=Checklist%20installatie%20Linux" text:style-name="Internet_20_link" text:visited-style-name="Visited_20_Internet_20_Link"><text:span text:style-name="T191">Karel Zimmer</text:span></text:a><text:span text:style-name="T192">.</text:span></text:p>
          <text:p text:style-name="P80"><text:span text:style-name="T194">Licentie </text:span><text:span text:style-name="T192">C</text:span><text:span text:style-name="T193">C0</text:span><text:span text:style-name="T192"> 1.0 </text:span><text:span text:style-name="T18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9"><text:s/></text:span><text:span text:style-name="T18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6-04T08:17:05.121413217">04-06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7:04.983025424</dc:date>
    <meta:keyword>Installatie</meta:keyword>
    <meta:keyword>Checklist</meta:keyword>
    <meta:keyword>Linux</meta:keyword>
    <meta:editing-cycles>7048</meta:editing-cycles>
    <meta:editing-duration>P12DT14H31M3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2" meta:character-count="2599" meta:non-whitespace-character-count="2253"/>
    <meta:user-defined meta:name="Info 1"/>
    <meta:user-defined meta:name="Info 2"/>
    <meta:user-defined meta:name="Info 3"/>
    <meta:user-defined meta:name="Info 4"/>
  </office:meta>
</office:document-meta>
</file>